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]-[.C2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G2]-[.H2])"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2]-[.M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]-[.C3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3]-[.H3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]-[.M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]-[.C4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]-[.H4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]-[.M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]-[.C5]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]-[.H5]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]-[.M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]-[.C6]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]-[.H6]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]-[.M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]-[.C7]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]-[.H7]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]-[.M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]-[.C8]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]-[.H8]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]-[.M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]-[.C9]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G9]-[.H9])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9]-[.M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]-[.C10])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]-[.H10])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0]-[.M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]-[.C11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G11]-[.H11]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]-[.M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2]-[.C12])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2]-[.H12])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2]-[.M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3]-[.C13])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3]-[.H13])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3]-[.M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4]-[.C14])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4]-[.H14])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4]-[.M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5]-[.C15]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5]-[.H15]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5]-[.M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6]-[.C16])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6]-[.H16])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6]-[.M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7]-[.C17])"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7]-[.H17])"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7]-[.M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8]-[.C18])"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G18]-[.H18])"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18]-[.M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9]-[.C19])"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9]-[.H19])"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9]-[.M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0]-[.C20])"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0]-[.H20])"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0]-[.M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1]-[.C21])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1]-[.H21])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1]-[.M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2]-[.C22])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2]-[.H22])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2]-[.M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3]-[.C23])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3]-[.H23])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3]-[.M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4]-[.C24])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4]-[.H24])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4]-[.M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5]-[.C25])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5]-[.H25])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5]-[.M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6]-[.C26])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6]-[.H26])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6]-[.M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7]-[.C27])"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7]-[.H27])"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7]-[.M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8]-[.C28])" office:value-type="float" office:value="0" calcext:value-type="float">
            <text:p>0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8]-[.H28])" office:value-type="float" office:value="0" calcext:value-type="float">
            <text:p>0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8]-[.M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9]-[.C29])" office:value-type="float" office:value="0" calcext:value-type="float">
            <text:p>0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29]-[.H29])" office:value-type="float" office:value="0" calcext:value-type="float">
            <text:p>0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9]-[.M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0]-[.C30])" office:value-type="float" office:value="0" calcext:value-type="float">
            <text:p>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G30]-[.H30])"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0]-[.M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1]-[.C31])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31]-[.H31])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1]-[.M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2]-[.C32])"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32]-[.H32])"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2]-[.M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3]-[.C33])" office:value-type="float" office:value="0" calcext:value-type="float">
            <text:p>0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33]-[.H33])" office:value-type="float" office:value="0" calcext:value-type="float">
            <text:p>0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3]-[.M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4]-[.C34])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34]-[.H34])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4]-[.M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5]-[.C35])" office:value-type="float" office:value="0" calcext:value-type="float">
            <text:p>0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35]-[.H35])" office:value-type="float" office:value="0" calcext:value-type="float">
            <text:p>0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5]-[.M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6]-[.C36])" office:value-type="float" office:value="0" calcext:value-type="float">
            <text:p>0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36]-[.H36])" office:value-type="float" office:value="0" calcext:value-type="float">
            <text:p>0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6]-[.M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7]-[.C37])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37]-[.H37])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7]-[.M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8]-[.C38])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38]-[.H38])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8]-[.M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9]-[.C39])" office:value-type="float" office:value="0" calcext:value-type="float">
            <text:p>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G39]-[.H39])" office:value-type="float" office:value="1" calcext:value-type="float">
            <text:p>1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9]-[.M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0]-[.C40])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0]-[.H40])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0]-[.M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1]-[.C41])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1]-[.H41])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1]-[.M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2]-[.C42])"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2]-[.H42])"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2]-[.M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3]-[.C43])" office:value-type="float" office:value="0" calcext:value-type="float">
            <text:p>0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3]-[.H43])" office:value-type="float" office:value="0" calcext:value-type="float">
            <text:p>0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3]-[.M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4]-[.C44])"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4]-[.H44])"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4]-[.M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5]-[.C45])" office:value-type="float" office:value="0" calcext:value-type="float">
            <text:p>0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5]-[.H45])" office:value-type="float" office:value="0" calcext:value-type="float">
            <text:p>0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5]-[.M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6]-[.C46])" office:value-type="float" office:value="0" calcext:value-type="float">
            <text:p>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6]-[.H46])" office:value-type="float" office:value="0" calcext:value-type="float">
            <text:p>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6]-[.M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7]-[.C47])" office:value-type="float" office:value="0" calcext:value-type="float">
            <text:p>0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7]-[.H47])" office:value-type="float" office:value="0" calcext:value-type="float">
            <text:p>0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7]-[.M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8]-[.C48])"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8]-[.H48])"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8]-[.M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9]-[.C49])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49]-[.H49])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9]-[.M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0]-[.C50])" office:value-type="float" office:value="0" calcext:value-type="float">
            <text:p>0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0]-[.H50])" office:value-type="float" office:value="0" calcext:value-type="float">
            <text:p>0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0]-[.M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1]-[.C51])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1]-[.H51])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1]-[.M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2]-[.C52])" office:value-type="float" office:value="0" calcext:value-type="float">
            <text:p>0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2]-[.H52])" office:value-type="float" office:value="0" calcext:value-type="float">
            <text:p>0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2]-[.M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3]-[.C53])"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3]-[.H53])"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3]-[.M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4]-[.C54])" office:value-type="float" office:value="0" calcext:value-type="float">
            <text:p>0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4]-[.H54])" office:value-type="float" office:value="0" calcext:value-type="float">
            <text:p>0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4]-[.M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5]-[.C55])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5]-[.H55])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5]-[.M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6]-[.C56])" office:value-type="float" office:value="0" calcext:value-type="float">
            <text:p>0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6]-[.H56])" office:value-type="float" office:value="0" calcext:value-type="float">
            <text:p>0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6]-[.M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7]-[.C57])" office:value-type="float" office:value="0" calcext:value-type="float">
            <text:p>0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7]-[.H57])" office:value-type="float" office:value="0" calcext:value-type="float">
            <text:p>0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7]-[.M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8]-[.C58])" office:value-type="float" office:value="0" calcext:value-type="float">
            <text:p>0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8]-[.H58])" office:value-type="float" office:value="0" calcext:value-type="float">
            <text:p>0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8]-[.M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9]-[.C59])" office:value-type="float" office:value="0" calcext:value-type="float">
            <text:p>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59]-[.H59])" office:value-type="float" office:value="0" calcext:value-type="float">
            <text:p>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9]-[.M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0]-[.C60])" office:value-type="float" office:value="0" calcext:value-type="float">
            <text:p>0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0]-[.H60])" office:value-type="float" office:value="0" calcext:value-type="float">
            <text:p>0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0]-[.M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1]-[.C61])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1]-[.H61])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1]-[.M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2]-[.C62])" office:value-type="float" office:value="0" calcext:value-type="float">
            <text:p>0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2]-[.H62])" office:value-type="float" office:value="0" calcext:value-type="float">
            <text:p>0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2]-[.M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3]-[.C63])" office:value-type="float" office:value="0" calcext:value-type="float">
            <text:p>0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3]-[.H63])" office:value-type="float" office:value="0" calcext:value-type="float">
            <text:p>0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3]-[.M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4]-[.C64])" office:value-type="float" office:value="0" calcext:value-type="float">
            <text:p>0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4]-[.H64])" office:value-type="float" office:value="0" calcext:value-type="float">
            <text:p>0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4]-[.M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5]-[.C65])"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5]-[.H65])"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5]-[.M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6]-[.C66])" office:value-type="float" office:value="0" calcext:value-type="float">
            <text:p>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6]-[.H66])" office:value-type="float" office:value="0" calcext:value-type="float">
            <text:p>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6]-[.M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7]-[.C67])" office:value-type="float" office:value="0" calcext:value-type="float">
            <text:p>0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7]-[.H67])" office:value-type="float" office:value="0" calcext:value-type="float">
            <text:p>0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7]-[.M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8]-[.C68])" office:value-type="float" office:value="0" calcext:value-type="float">
            <text:p>0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8]-[.H68])" office:value-type="float" office:value="0" calcext:value-type="float">
            <text:p>0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8]-[.M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9]-[.C69])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69]-[.H69])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9]-[.M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0]-[.C70])" office:value-type="float" office:value="0" calcext:value-type="float">
            <text:p>0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0]-[.H70])" office:value-type="float" office:value="0" calcext:value-type="float">
            <text:p>0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0]-[.M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1]-[.C71])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1]-[.H71])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1]-[.M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2]-[.C72])" office:value-type="float" office:value="0" calcext:value-type="float">
            <text:p>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2]-[.H72])" office:value-type="float" office:value="0" calcext:value-type="float">
            <text:p>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2]-[.M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3]-[.C73])" office:value-type="float" office:value="0" calcext:value-type="float">
            <text:p>0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3]-[.H73])" office:value-type="float" office:value="0" calcext:value-type="float">
            <text:p>0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3]-[.M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4]-[.C74])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4]-[.H74])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4]-[.M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5]-[.C75])" office:value-type="float" office:value="0" calcext:value-type="float">
            <text:p>0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5]-[.H75])" office:value-type="float" office:value="0" calcext:value-type="float">
            <text:p>0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5]-[.M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6]-[.C76])" office:value-type="float" office:value="0" calcext:value-type="float">
            <text:p>0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6]-[.H76])" office:value-type="float" office:value="0" calcext:value-type="float">
            <text:p>0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6]-[.M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7]-[.C77])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7]-[.H77])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7]-[.M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8]-[.C78])" office:value-type="float" office:value="0" calcext:value-type="float">
            <text:p>0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8]-[.H78])" office:value-type="float" office:value="0" calcext:value-type="float">
            <text:p>0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8]-[.M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9]-[.C79])" office:value-type="float" office:value="0" calcext:value-type="float">
            <text:p>0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79]-[.H79])" office:value-type="float" office:value="0" calcext:value-type="float">
            <text:p>0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9]-[.M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0]-[.C80])" office:value-type="float" office:value="0" calcext:value-type="float">
            <text:p>0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0]-[.H80])" office:value-type="float" office:value="0" calcext:value-type="float">
            <text:p>0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0]-[.M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1]-[.C81])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1]-[.H81])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1]-[.M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2]-[.C82])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2]-[.H82])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2]-[.M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3]-[.C83])" office:value-type="float" office:value="0" calcext:value-type="float">
            <text:p>0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3]-[.H83])" office:value-type="float" office:value="0" calcext:value-type="float">
            <text:p>0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3]-[.M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4]-[.C84])" office:value-type="float" office:value="0" calcext:value-type="float">
            <text:p>0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4]-[.H84])" office:value-type="float" office:value="0" calcext:value-type="float">
            <text:p>0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4]-[.M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5]-[.C85])" office:value-type="float" office:value="0" calcext:value-type="float">
            <text:p>0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5]-[.H85])" office:value-type="float" office:value="0" calcext:value-type="float">
            <text:p>0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5]-[.M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6]-[.C86])" office:value-type="float" office:value="0" calcext:value-type="float">
            <text:p>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6]-[.H86])" office:value-type="float" office:value="0" calcext:value-type="float">
            <text:p>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6]-[.M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7]-[.C87])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7]-[.H87])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7]-[.M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8]-[.C88])" office:value-type="float" office:value="0" calcext:value-type="float">
            <text:p>0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8]-[.H88])" office:value-type="float" office:value="0" calcext:value-type="float">
            <text:p>0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8]-[.M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9]-[.C89])" office:value-type="float" office:value="0" calcext:value-type="float">
            <text:p>0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89]-[.H89])" office:value-type="float" office:value="0" calcext:value-type="float">
            <text:p>0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9]-[.M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0]-[.C90])" office:value-type="float" office:value="0" calcext:value-type="float">
            <text:p>0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0]-[.H90])" office:value-type="float" office:value="0" calcext:value-type="float">
            <text:p>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90]-[.M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1]-[.C91])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1]-[.H91])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91]-[.M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2]-[.C92])" office:value-type="float" office:value="0" calcext:value-type="float">
            <text:p>0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2]-[.H92])" office:value-type="float" office:value="0" calcext:value-type="float">
            <text:p>0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92]-[.M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3]-[.C93])" office:value-type="float" office:value="0" calcext:value-type="float">
            <text:p>0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3]-[.H93])" office:value-type="float" office:value="0" calcext:value-type="float">
            <text:p>0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93]-[.M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4]-[.C94])" office:value-type="float" office:value="0" calcext:value-type="float">
            <text:p>0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4]-[.H94])" office:value-type="float" office:value="0" calcext:value-type="float">
            <text:p>0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94]-[.M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5]-[.C95])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5]-[.H95])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95]-[.M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6]-[.C96])" office:value-type="float" office:value="0" calcext:value-type="float">
            <text:p>0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6]-[.H96])" office:value-type="float" office:value="0" calcext:value-type="float">
            <text:p>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96]-[.M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7]-[.C97])" office:value-type="float" office:value="0" calcext:value-type="float">
            <text:p>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7]-[.H97])" office:value-type="float" office:value="0" calcext:value-type="float">
            <text:p>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97]-[.M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8]-[.C98])" office:value-type="float" office:value="0" calcext:value-type="float">
            <text:p>0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8]-[.H98])" office:value-type="float" office:value="0" calcext:value-type="float">
            <text:p>0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98]-[.M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9]-[.C99])" office:value-type="float" office:value="0" calcext:value-type="float">
            <text:p>0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99]-[.H99])" office:value-type="float" office:value="0" calcext:value-type="float">
            <text:p>0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99]-[.M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0]-[.C100])" office:value-type="float" office:value="0" calcext:value-type="float">
            <text:p>0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0]-[.H100])" office:value-type="float" office:value="0" calcext:value-type="float">
            <text:p>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100]-[.M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1]-[.C101])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1]-[.H101])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101]-[.M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2]-[.C102])"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2]-[.H102])"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02]-[.M1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3]-[.C103])" office:value-type="float" office:value="0" calcext:value-type="float">
            <text:p>0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3]-[.H103])" office:value-type="float" office:value="0" calcext:value-type="float">
            <text:p>0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03]-[.M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4]-[.C104])" office:value-type="float" office:value="0" calcext:value-type="float">
            <text:p>0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4]-[.H104])" office:value-type="float" office:value="0" calcext:value-type="float">
            <text:p>0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104]-[.M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5]-[.C105])" office:value-type="float" office:value="0" calcext:value-type="float">
            <text:p>0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5]-[.H105])" office:value-type="float" office:value="0" calcext:value-type="float">
            <text:p>0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05]-[.M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6]-[.C106])" office:value-type="float" office:value="0" calcext:value-type="float">
            <text:p>0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6]-[.H106])" office:value-type="float" office:value="0" calcext:value-type="float">
            <text:p>0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06]-[.M1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7]-[.C107])"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7]-[.H107])"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107]-[.M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8]-[.C108])" office:value-type="float" office:value="0" calcext:value-type="float">
            <text:p>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8]-[.H108])" office:value-type="float" office:value="0" calcext:value-type="float">
            <text:p>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08]-[.M1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9]-[.C109])" office:value-type="float" office:value="0" calcext:value-type="float">
            <text:p>0</text:p>
          </table:table-cell>
          <table:table-cell/>
          <table:table-cell office:value-type="float" office:value="1080" calcext:value-type="float">
            <text:p>10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09]-[.H109])" office:value-type="float" office:value="0" calcext:value-type="float">
            <text:p>0</text:p>
          </table:table-cell>
          <table:table-cell/>
          <table:table-cell office:value-type="float" office:value="1080" calcext:value-type="float">
            <text:p>10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09]-[.M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0]-[.C110])" office:value-type="float" office:value="0" calcext:value-type="float">
            <text:p>0</text:p>
          </table:table-cell>
          <table:table-cell/>
          <table:table-cell office:value-type="float" office:value="1090" calcext:value-type="float">
            <text:p>10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10]-[.H110])" office:value-type="float" office:value="0" calcext:value-type="float">
            <text:p>0</text:p>
          </table:table-cell>
          <table:table-cell/>
          <table:table-cell office:value-type="float" office:value="1090" calcext:value-type="float">
            <text:p>10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0]-[.M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1]-[.C111])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11]-[.H111])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1]-[.M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2]-[.C112])" office:value-type="float" office:value="0" calcext:value-type="float">
            <text:p>0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12]-[.H112])" office:value-type="float" office:value="0" calcext:value-type="float">
            <text:p>0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2]-[.M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3]-[.C113])" office:value-type="float" office:value="0" calcext:value-type="float">
            <text:p>0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13]-[.H113])" office:value-type="float" office:value="0" calcext:value-type="float">
            <text:p>0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3]-[.M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4]-[.C114])" office:value-type="float" office:value="0" calcext:value-type="float">
            <text:p>0</text:p>
          </table:table-cell>
          <table:table-cell/>
          <table:table-cell office:value-type="float" office:value="1130" calcext:value-type="float">
            <text:p>11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14]-[.H114])" office:value-type="float" office:value="0" calcext:value-type="float">
            <text:p>0</text:p>
          </table:table-cell>
          <table:table-cell/>
          <table:table-cell office:value-type="float" office:value="1130" calcext:value-type="float">
            <text:p>11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4]-[.M1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5]-[.C115])" office:value-type="float" office:value="0" calcext:value-type="float">
            <text:p>0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G115]-[.H115])" office:value-type="float" office:value="1" calcext:value-type="float">
            <text:p>1</text:p>
          </table:table-cell>
          <table:table-cell/>
          <table:table-cell office:value-type="float" office:value="1140" calcext:value-type="float">
            <text:p>11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5]-[.M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6]-[.C116])" office:value-type="float" office:value="0" calcext:value-type="float">
            <text:p>0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16]-[.H116])" office:value-type="float" office:value="0" calcext:value-type="float">
            <text:p>0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6]-[.M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7]-[.C117])" office:value-type="float" office:value="0" calcext:value-type="float">
            <text:p>0</text:p>
          </table:table-cell>
          <table:table-cell/>
          <table:table-cell office:value-type="float" office:value="1160" calcext:value-type="float">
            <text:p>116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17]-[.H117])" office:value-type="float" office:value="0" calcext:value-type="float">
            <text:p>0</text:p>
          </table:table-cell>
          <table:table-cell/>
          <table:table-cell office:value-type="float" office:value="1160" calcext:value-type="float">
            <text:p>11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7]-[.M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8]-[.C118])" office:value-type="float" office:value="0" calcext:value-type="float">
            <text:p>0</text:p>
          </table:table-cell>
          <table:table-cell/>
          <table:table-cell office:value-type="float" office:value="1170" calcext:value-type="float">
            <text:p>11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18]-[.H118])" office:value-type="float" office:value="0" calcext:value-type="float">
            <text:p>0</text:p>
          </table:table-cell>
          <table:table-cell/>
          <table:table-cell office:value-type="float" office:value="1170" calcext:value-type="float">
            <text:p>11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18]-[.M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9]-[.C119])" office:value-type="float" office:value="0" calcext:value-type="float">
            <text:p>0</text:p>
          </table:table-cell>
          <table:table-cell/>
          <table:table-cell office:value-type="float" office:value="1180" calcext:value-type="float">
            <text:p>118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19]-[.H119])" office:value-type="float" office:value="0" calcext:value-type="float">
            <text:p>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119]-[.M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20]-[.C120])" office:value-type="float" office:value="0" calcext:value-type="float">
            <text:p>0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G120]-[.H120])" office:value-type="float" office:value="1" calcext:value-type="float">
            <text:p>1</text:p>
          </table:table-cell>
          <table:table-cell/>
          <table:table-cell office:value-type="float" office:value="1190" calcext:value-type="float">
            <text:p>11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120]-[.M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21]-[.C121])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G121]-[.H121])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L121]-[.M121])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89:.B123])" office:value-type="float" office:value="66" calcext:value-type="float">
            <text:p>66</text:p>
          </table:table-cell>
          <table:table-cell table:formula="of:=SUM([.C89:.C123])" office:value-type="float" office:value="66" calcext:value-type="float">
            <text:p>66</text:p>
          </table:table-cell>
          <table:table-cell table:formula="of:=SUM([.D89:.D123])" office:value-type="float" office:value="0" calcext:value-type="float">
            <text:p>0</text:p>
          </table:table-cell>
          <table:table-cell/>
          <table:table-cell office:value-type="string" calcext:value-type="string">
            <text:p>Total:</text:p>
          </table:table-cell>
          <table:table-cell table:formula="of:=SUM([.G89:.G123])" office:value-type="float" office:value="165" calcext:value-type="float">
            <text:p>165</text:p>
          </table:table-cell>
          <table:table-cell table:formula="of:=SUM([.H89:.H123])" office:value-type="float" office:value="163" calcext:value-type="float">
            <text:p>163</text:p>
          </table:table-cell>
          <table:table-cell table:formula="of:=SUM([.I89:.I123])" office:value-type="float" office:value="2" calcext:value-type="float">
            <text:p>2</text:p>
          </table:table-cell>
          <table:table-cell/>
          <table:table-cell office:value-type="string" calcext:value-type="string">
            <text:p>Total:</text:p>
          </table:table-cell>
          <table:table-cell table:formula="of:=SUM([.L89:.L123])" office:value-type="float" office:value="330" calcext:value-type="float">
            <text:p>330</text:p>
          </table:table-cell>
          <table:table-cell table:formula="of:=SUM([.M89:.M123])" office:value-type="float" office:value="322" calcext:value-type="float">
            <text:p>322</text:p>
          </table:table-cell>
          <table:table-cell table:formula="of:=SUM([.N89:.N123]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89:.B123])" office:value-type="float" office:value="2" calcext:value-type="float">
            <text:p>2</text:p>
          </table:table-cell>
          <table:table-cell table:formula="of:=MEDIAN([.C89:.C123])" office:value-type="float" office:value="2" calcext:value-type="float">
            <text:p>2</text:p>
          </table:table-cell>
          <table:table-cell table:formula="of:=MEDIAN([.D89:.D123])" office:value-type="float" office:value="0" calcext:value-type="float">
            <text:p>0</text:p>
          </table:table-cell>
          <table:table-cell/>
          <table:table-cell office:value-type="string" calcext:value-type="string">
            <text:p>Média</text:p>
          </table:table-cell>
          <table:table-cell table:formula="of:=MEDIAN([.G89:.G123])" office:value-type="float" office:value="5" calcext:value-type="float">
            <text:p>5</text:p>
          </table:table-cell>
          <table:table-cell table:formula="of:=MEDIAN([.H89:.H123])" office:value-type="float" office:value="5" calcext:value-type="float">
            <text:p>5</text:p>
          </table:table-cell>
          <table:table-cell table:formula="of:=MEDIAN([.I89:.I123])" office:value-type="float" office:value="0" calcext:value-type="float">
            <text:p>0</text:p>
          </table:table-cell>
          <table:table-cell/>
          <table:table-cell office:value-type="string" calcext:value-type="string">
            <text:p>Média</text:p>
          </table:table-cell>
          <table:table-cell table:formula="of:=MEDIAN([.L89:.L123])" office:value-type="float" office:value="10" calcext:value-type="float">
            <text:p>10</text:p>
          </table:table-cell>
          <table:table-cell table:formula="of:=MEDIAN([.M89:.M123])" office:value-type="float" office:value="10" calcext:value-type="float">
            <text:p>10</text:p>
          </table:table-cell>
          <table:table-cell table:formula="of:=MEDIAN([.N89:.N123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x de detecção: </text:p>
          </table:table-cell>
          <table:table-cell table:style-name="ce2" table:formula="of:=([.C126]/[.B126])" office:value-type="percentage" office:value="1" calcext:value-type="percentage">
            <text:p>100,00%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Tx de detecção: </text:p>
          </table:table-cell>
          <table:table-cell table:style-name="ce2" table:formula="of:=([.H126]/[.G126])" office:value-type="percentage" office:value="0.987878787878788" calcext:value-type="percentage">
            <text:p>98,79%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Tx de detecção: </text:p>
          </table:table-cell>
          <table:table-cell table:style-name="ce2" table:formula="of:=([.M126]/[.L126])" office:value-type="percentage" office:value="0.975757575757576" calcext:value-type="percentage">
            <text:p>97,58%</text:p>
          </table:table-cell>
          <table:table-cell table:style-name="Default"/>
        </table:table-row>
        <table:table-row table:style-name="ro1" table:number-rows-repeated="104844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14:47:49.0789041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19:41.374683672</meta:creation-date>
    <dc:date>2019-05-30T16:42:07.732161946</dc:date>
    <meta:editing-duration>PT1H35M43S</meta:editing-duration>
    <meta:editing-cycles>3</meta:editing-cycles>
    <meta:generator>LibreOffice/5.1.6.2$Linux_X86_64 LibreOffice_project/10m0$Build-2</meta:generator>
    <meta:document-statistic meta:table-count="1" meta:cell-count="1482" meta:object-count="0"/>
  </office:meta>
</office:document-meta>
</file>